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0caa5"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19360" fo:padding="0in" fo:border="none"/>
    </style:style>
    <style:style style:name="P5"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0caa5" fo:background-color="#d1d2d2"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ţiuni de utilizare</text:p>
      <text:p text:style-name="P3">ETHILOOP™</text:p>
      <text:p text:style-name="P3">ȘNUR BUCLĂ DIN SILICON</text:p>
      <text:p text:style-name="P3">– STERIL –</text:p>
      <text:p text:style-name="P3">DESCRIERE</text:p>
      <text:p text:style-name="P3">ETHILOOP™ este un tub elastic confecţionat din silicon biocompatibil și este disponibil în diametrele de 1,3 și 2,0 mm, precum și cu un strat de acoperire, cu diametrul de 1,1 mm. ETHILOOP™ este disponibil în următoarele culori: alb (codul culorii 77891), roșu (codul culorii 71137, 71105, 77891), albastru (codul culorii 77343, 77891, 77502) și galben (codul culorii 77788).</text:p>
      <text:p text:style-name="P3">INDICAŢII</text:p>
      <text:p text:style-name="P3">ETHILOOP™ se utilizează la fixarea și marcarea arterelor, venelor și nervilor, precum și a ureterelor și canalului deferent.</text:p>
      <text:p text:style-name="P3">PERFORMANŢĂ</text:p>
      <text:p text:style-name="P4">Elasticitatea ETHILOOP™ permite strângerea acestuia în mod controlat, fără lezarea țesutului implicat. În timpul strângerii, tubul ETHILOOP™ se aplatizează, suprafața sa crește, presiunea se distribuie pe o zonă mai mare și riscul de secționare a țesuturilor este minimizat.</text:p>
      <text:p text:style-name="P4">CONTRAINDICAŢII</text:p>
      <text:p text:style-name="P3">Nu se cunosc.</text:p>
      <text:p text:style-name="P3">AVERTISMENTE / PRECAUŢII / INTERACŢIUNI</text:p>
      <text:p text:style-name="P3">ETHILOOP™ a fost creat pentru a fi utilizat în timpul intervenţiilor chirurgicale și nu este destinat implantării. Toate acele, cu excepţia celor bicolore care sunt etichetate cu RMN sunt magnetizabile și, prin urmare, nu trebuie utilizate în câmp magnetic activ. </text:p>
      <text:p text:style-name="P3">STERILITATEA</text:p>
      <text:p text:style-name="P3">Șnurul buclă de silicon ETHILOOP™ este un produs steril. A nu se resteriliza! A nu se utiliza dacă ambalajul este deteriorat sau deschis! Aruncaţi produsele deschise, neutilizate!</text:p>
      <text:p text:style-name="P1">Page: 2</text:p>
      <text:p text:style-name="P5">DEPOZITARE </text:p>
      <text:p text:style-name="P5">Condiţii de depozitare recomandate: la temperaturi mai mici de 25 °C, ferit de umezeală sau căldură directă. A nu se utiliza după data de expirare!</text:p>
      <text:p text:style-name="P5">SIMBOLURI UTILIZATE PENTRU ETICHETAR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A nu se reutiliz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utiliza până la – anul și lun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 dacă ambalajul nu este desfăcut sau deteriorat. Metoda de sterilizare: Iradier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Marcajul CE și numărul de identificare a organului notificat. Acest produs corespunde cerinţelor esenţiale ale directivei 93/42/CEE privind dispozitivele medical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Număr de lot</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consulta instrucţiunile de utilizar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26:54.181346862</dc:date>
    <dc:creator>alex </dc:creator>
    <meta:editing-duration>PT4M36S</meta:editing-duration>
    <meta:editing-cycles>5</meta:editing-cycles>
    <meta:generator>LibreOffice/4.3.1.2$Linux_X86_64 LibreOffice_project/958349dc3b25111dbca392fbc281a05559ef6848</meta:generator>
    <meta:document-statistic meta:table-count="1" meta:image-count="0" meta:object-count="0" meta:page-count="1" meta:paragraph-count="38" meta:word-count="276" meta:character-count="1709" meta:non-whitespace-character-count="1467"/>
  </office:meta>
</office:document-meta>
</file>